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fo:min-height="3.506cm"/>
    </style:style>
    <style:style style:name="pr5" style:family="presentation" style:parent-style-name="Beehive1-outline1">
      <style:graphic-properties fo:min-height="11.929cm"/>
    </style:style>
    <style:style style:name="pr6" style:family="presentation" style:parent-style-name="Beehive1-notes">
      <style:graphic-properties draw:fill-color="#ffffff" fo:min-height="13.364cm"/>
    </style:style>
    <style:style style:name="pr7" style:family="presentation" style:parent-style-name="Beehive1-title">
      <style:graphic-properties draw:auto-grow-height="true" fo:min-height="3.506cm"/>
    </style:style>
    <style:style style:name="pr8" style:family="presentation" style:parent-style-name="Beehive1-outline1">
      <style:graphic-properties fo:min-height="2.95cm"/>
    </style:style>
    <style:style style:name="pr9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OS Kernels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ay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Computer Boot Sequence</text:p>
              </text:list-item>
              <text:list-item>
                <text:p>HW09: xv6 system call</text:p>
                <text:list>
                  <text:list-item>
                    <text:p>You’ll be implementing a system call in an OS kernel.</text:p>
                  </text:list-item>
                  <text:list-item>
                    <text:p>Due next Wednesday – so you only get 6 days.</text:p>
                  </text:list-item>
                </text:list>
              </text:list-item>
              <text:list-item>
                <text:p>The xv6 operating system</text:p>
                <text:list>
                  <text:list-item>
                    <text:p>This is what you’ll be modify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t Sequen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or any computer, we’ve got the same general boot sequence:</text:p>
                <text:list>
                  <text:list-item>
                    <text:p>Power on</text:p>
                  </text:list-item>
                  <text:list-item>
                    <text:p>Hardware runs firmware</text:p>
                  </text:list-item>
                  <text:list-item>
                    <text:p>Firmware runs bootloader</text:p>
                  </text:list-item>
                  <text:list-item>
                    <text:p>Bootloader runs OS Kernel</text:p>
                  </text:list-item>
                  <text:list-item>
                    <text:p>OS Kernel starts userspac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PC Booting Linu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wer On</text:p>
              </text:list-item>
              <text:list-item>
                <text:p>Hardware loads BIOS (firmware)</text:p>
              </text:list-item>
              <text:list-item>
                <text:p>BIOS loads Grub (bootloader)</text:p>
                <text:list>
                  <text:list-item>
                    <text:p>Scans disks for “bootable” one.</text:p>
                  </text:list-item>
                  <text:list-item>
                    <text:p>Has configurable boot order</text:p>
                  </text:list-item>
                </text:list>
              </text:list-item>
              <text:list-item>
                <text:p>Grub loads Linux (OS kernel)</text:p>
              </text:list-item>
              <text:list-item>
                <text:p>Linux runs PID 1 (“init”), which runs the rest of userspace program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Cellphone Boo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wer On</text:p>
              </text:list-item>
              <text:list-item>
                <text:p>Hardware loads firmware, checks signature</text:p>
              </text:list-item>
              <text:list-item>
                <text:p>Firmware loads bootloader, checks signature</text:p>
              </text:list-item>
              <text:list-item>
                <text:p>Bootloader loads OS, checks signature</text:p>
                <text:p/>
              </text:list-item>
              <text:list-item>
                <text:p>If signature check fails, soft-brick.</text:p>
              </text:list-item>
              <text:list-item>
                <text:p>Who’s signature? (...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rn PC Boo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wer on of ME CPU, loads ME OS</text:p>
              </text:list-item>
              <text:list-item>
                <text:p>ME OS boots main CPU</text:p>
              </text:list-item>
              <text:list-item>
                <text:p>Main CPU loads UEFI (firmware), checks signature</text:p>
              </text:list-item>
              <text:list-item>
                <text:p>UEFI loads bootloader, checks signature</text:p>
              </text:list-item>
              <text:list-item>
                <text:p>Bootloader selects and loads OS, checks signature</text:p>
                <text:p/>
              </text:list-item>
              <text:list-item>
                <text:p>If signature check fails, soft-brick.</text:p>
              </text:list-item>
              <text:list-item>
                <text:p>Who’s signature? (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’s signatu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rn systems verify signatures at several stages during the boot process, and stop if the verification fails.</text:p>
              </text:list-item>
              <text:list-item>
                <text:p>Who’s signature?</text:p>
                <text:list>
                  <text:list-item>
                    <text:p>The manufacturer, the OS vendor</text:p>
                  </text:list-item>
                </text:list>
              </text:list-item>
              <text:list-item>
                <text:p>Why?</text:p>
                <text:list>
                  <text:list-item>
                    <text:p>Conceptually could prevent an early rootkit or unauthorized USB boot.</text:p>
                  </text:list-item>
                  <text:list-item>
                    <text:p>More common case is simply to prevent unauthorized OS installs / modifications. See “iPhone Jailbreak”.</text:p>
                  </text:list-item>
                  <text:list-item>
                    <text:p>It’s not entirely clear that this is actually a security measure for the benefit of the user of the machin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ment Eng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l processors initiate booting not through the main CPU, but through a secondary processor running user-inaccessible code.</text:p>
              </text:list-item>
              <text:list-item>
                <text:p>This code then starts the main CPU.</text:p>
              </text:list-item>
              <text:list-item>
                <text:p>This guarantees that admins of large deployments can do remote administration of machines regardless of their software state.</text:p>
              </text:list-item>
              <text:list-item>
                <text:p>But… not all machines want to have a pre-software remote access feature.</text:p>
              </text:list-item>
              <text:list-item>
                <text:p>AMD and some ARM systems have similar featur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load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ootloader selects the operating system to run, loads the initial kernel stage from disk, and then jumps to executing kernel code.</text:p>
              </text:list-item>
              <text:list-item>
                <text:p>Amusingly, we start in 16 bit kernel cod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v6 backgrou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instructors at MIT wanted an OS to teach a systems course</text:p>
              </text:list-item>
              <text:list-item>
                <text:p>They thought that existing teaching OSes weren’t “real” enough</text:p>
              </text:list-item>
              <text:list-item>
                <text:p>But “real” OSes are too complicated.</text:p>
              </text:list-item>
              <text:list-item>
                <text:p>So they ported version 6 UNIX – from 1975, for the PDP 11 – to Intel x86.</text:p>
              </text:list-item>
              <text:list-item>
                <text:p>So this is real, and still applicable, but not moder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2:17:30.826180286</meta:creation-date>
    <meta:editing-duration>PT29M6S</meta:editing-duration>
    <meta:editing-cycles>4</meta:editing-cycles>
    <meta:generator>LibreOffice/6.1.5.2$Linux_X86_64 LibreOffice_project/10$Build-2</meta:generator>
    <dc:title>Beehive</dc:title>
    <dc:date>2020-03-23T21:31:40.312989407</dc:date>
    <meta:document-statistic meta:object-count="75"/>
  </office:meta>
</office:document-meta>
</file>